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2pt" style:text-underline-style="none" officeooo:paragraph-rsid="0009f9a9" style:font-size-asian="12pt"/>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2pt" style:text-underline-style="none" officeooo:rsid="0009f9a9" officeooo:paragraph-rsid="0009f9a9" style:font-size-asian="12pt"/>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2pt" style:text-underline-style="solid" style:text-underline-width="auto" style:text-underline-color="font-color" officeooo:paragraph-rsid="0009f9a9" style:font-size-asian="12pt"/>
    </style:style>
    <style:style style:name="P4"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2pt" fo:font-style="normal" style:text-underline-style="none" fo:font-weight="normal" officeooo:rsid="0009f9a9" officeooo:paragraph-rsid="0009f9a9" style:font-size-asian="12pt" style:font-style-asian="normal" style:font-weight-asian="normal" style:font-style-complex="normal" style:font-weight-complex="normal"/>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4pt" style:text-underline-style="none" fo:font-weight="bold" officeooo:rsid="0009f9a9" officeooo:paragraph-rsid="0009f9a9" style:font-size-asian="14pt" style:font-weight-asian="bold" style:font-size-complex="14pt" style:font-weight-complex="bold"/>
    </style:style>
    <style:style style:name="P6"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4pt" fo:font-style="normal" style:text-underline-style="none" fo:font-weight="bold" officeooo:rsid="000a573d" officeooo:paragraph-rsid="000a573d" style:font-size-asian="14pt" style:font-style-asian="normal" style:font-weight-asian="bold" style:font-size-complex="14pt" style:font-style-complex="normal" style:font-weight-complex="bold"/>
    </style:style>
    <style:style style:name="P7" style:family="paragraph" style:parent-style-name="Standard">
      <style:text-properties style:font-name="Liberation Serif" officeooo:rsid="0009f9a9" officeooo:paragraph-rsid="0009f9a9"/>
    </style:style>
    <style:style style:name="P8" style:family="paragraph" style:parent-style-name="Standard">
      <style:text-properties style:font-name="Liberation Serif" fo:font-size="14pt" fo:font-weight="bold" officeooo:rsid="0009f9a9" officeooo:paragraph-rsid="0009f9a9" style:font-size-asian="14pt" style:font-weight-asian="bold" style:font-size-complex="14pt" style:font-weight-complex="bold"/>
    </style:style>
    <style:style style:name="P9" style:family="paragraph" style:parent-style-name="Standard">
      <style:text-properties style:font-name="Liberation Serif" fo:font-size="14pt" fo:font-weight="bold" officeooo:rsid="000a573d" officeooo:paragraph-rsid="000a573d" style:font-size-asian="14pt" style:font-weight-asian="bold" style:font-size-complex="14pt" style:font-weight-complex="bold"/>
    </style:style>
    <style:style style:name="P10" style:family="paragraph" style:parent-style-name="Standard">
      <style:text-properties style:font-name="Liberation Serif" fo:font-size="14pt" fo:font-weight="normal" officeooo:rsid="0009f9a9" officeooo:paragraph-rsid="0009f9a9"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tyle="normal" fo:font-weight="normal" officeooo:paragraph-rsid="0009f9a9" style:font-style-asian="normal" style:font-weight-asian="normal" style:font-style-complex="normal" style:font-weight-complex="normal"/>
    </style:style>
    <style:style style:name="P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iberation Serif" fo:font-style="normal" fo:font-weight="normal" officeooo:rsid="0009f9a9" officeooo:paragraph-rsid="0009f9a9" style:font-style-asian="normal" style:font-weight-asian="normal" style:font-style-complex="normal" style:font-weight-complex="normal"/>
    </style:style>
    <style:style style:name="P13" style:family="paragraph" style:parent-style-name="Standard">
      <style:text-properties style:font-name="Liberation Serif" officeooo:rsid="000a573d" officeooo:paragraph-rsid="000a573d"/>
    </style:style>
    <style:style style:name="P14" style:family="paragraph" style:parent-style-name="Standard">
      <style:paragraph-properties fo:text-align="justify" style:justify-single-word="false"/>
      <style:text-properties style:font-name="Liberation Serif" fo:font-size="12pt" fo:font-weight="normal" officeooo:rsid="000a573d" officeooo:paragraph-rsid="000a573d" style:font-size-asian="12pt" style:font-weight-asian="normal" style:font-size-complex="12pt" style:font-weight-complex="normal"/>
    </style:style>
    <style:style style:name="P15" style:family="paragraph" style:parent-style-name="Standard">
      <style:text-properties style:font-name="Liberation Serif" fo:font-size="16pt" fo:font-style="italic" fo:font-weight="bold" officeooo:rsid="0009f9a9" officeooo:paragraph-rsid="0009f9a9" style:font-size-asian="16pt" style:font-style-asian="italic" style:font-weight-asian="bold" style:font-size-complex="16pt" style:font-style-complex="italic" style:font-weight-complex="bold"/>
    </style:style>
    <style:style style:name="P16" style:family="paragraph" style:parent-style-name="Preformatted_20_Text">
      <style:paragraph-properties fo:text-align="justify" style:justify-single-word="false"/>
      <style:text-properties style:font-name="Liberation Serif" fo:font-size="12pt" officeooo:paragraph-rsid="0009f9a9"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officeooo:rsid="000b7536" officeooo:paragraph-rsid="000b7536" style:font-size-asian="12pt" style:font-size-complex="12pt"/>
    </style:style>
    <style:style style:name="P18"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Liberation Serif" fo:font-size="12pt" fo:font-style="normal" style:text-underline-style="none" fo:font-weight="normal" officeooo:rsid="000a573d" officeooo:paragraph-rsid="000a573d" style:font-size-asian="12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officeooo:rsid="0009f9a9" style:font-weight-asian="normal" style:font-weight-complex="normal"/>
    </style:style>
    <style:style style:name="T3" style:family="text">
      <style:text-properties officeooo:rsid="000e2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text:tab/>Some </text:span>Proposals from members who cannot attend</text:p>
      <text:p text:style-name="P7"/>
      <text:p text:style-name="P13"><text:span text:style-name="T1">Maarten Bullynck</text:span> </text:p>
      <text:p text:style-name="P14">I would be interested in elaborating the program vs. system of programs question on a number of levels, which can be studied both systematically and chronologically. First of all, leaving the focus on "a" program to look at the system of programs brings the relationships between programs to the foreground. This happens early on, when programmers compile libraries of subroutines and need programs to manage these. Together with the development of programs that "package" the handling of in- and output, this is one of the main motivations for operating systems. (and as a matter of fact, a "programming language" should more correctly be called a "programming system" too) <text:line-break/>A next stage could look at the user, one way of looking at timesharing is actually that the user makes his/her appearance "as a program" that interacts with other programs. This leads to yet another organisation of programs, in particular also compartimentisation of groups of programs. This is even more true when communications and computing converge, the interaction with other machines through programs that have to interface between local and global constraints. This makes clear that "a" program is actually always executed within a system of programs. E.g. a calculator can be used locally on a computer, but also used via a website, they do the same mathematics, but the interaction with devices (and the special kind of devices, the users) is different. <text:line-break/>This evolution is, of course, partially mirrored by the organisation around the computer, but their evolutions do not necessarily coincide. The outer organisation of the devices and users interacting with that program system have followed patterns, both technological and social, that have not alwas impacted on the inner organisation of a system of programs, and vice versa. (cf. communication gap) There are a number of problems, (e.g. accountability of the programmer or the user, etc.), that are symptomatic of this mismatch. <text:line-break/><text:line-break/><text:line-break/>Apart from these, I would be happy to contribute to chapters addressing program notations, models for machines (such as automata or virtual machines), computational thinking, operating systems and programs and communication. (and the obvious: communication gaps and opacity) </text:p>
      <text:p text:style-name="P9"/>
      <text:p text:style-name="P9">Felice Cardone</text:p>
      <text:p text:style-name="P16"><text:span text:style-name="T2">One suggestion for a chapter </text:span>might be the following, which mixes history and possibly a few technical issues: The early investigations on programming linguistics. I am thinking of the discussions that were taking place in the mid 1960s, mostly at the IFIP conferences, on general notions like pragmatics of programming languages (Gorn, Caracciolo), compositionality in semantics (McCarthy, Strachey and a multitude of others), the notion of job as basic in studying programs (Caracciolo), etc. <text:s/>Now, quite recently I have been asking myself some questions about my own way to look at history, so that I now feel more like discussing the challenges in these works from a conceptual rather than philological angle.</text:p>
      <text:p text:style-name="P17">Felice also referred to his roundtable talk, available from: <text:a xlink:type="simple" xlink:href="https://f-origin.hypotheses.org/wp-content/blogs.dir/4029/files/2018/01/report_CNAM_Table.pdf" text:style-name="Internet_20_link" text:visited-style-name="Visited_20_Internet_20_Link">https://f-origin.hypotheses.org/wp-content/blogs.dir/4029/files/2018/01/report_CNAM_Table.pdf</text:a></text:p>
      <text:p text:style-name="P17"/>
      <text:p text:style-name="P10"/>
      <text:p text:style-name="P8">Alberto Naibo</text:p>
      <text:p text:style-name="P7"/>
      <text:p text:style-name="P1">Cluster: Logic</text:p>
      <text:p text:style-name="P1"/>
      <text:p text:style-name="P1">Title of the the chapter: Programming with proofs: the Curry-Howard correspondance </text:p>
      <text:p text:style-name="P1"/>
      <text:p text:style-name="P1">Content: The idea is to have an introduction to the Curry-Howard isomorphism showing the connection between proofs and programs. In particular the idea would be to let emerge the fact that use of different logic induces a use of a different style in programming. The chapter could be organized in the following way:</text:p>
      <text:p text:style-name="P1"/>
      <text:p text:style-name="P1">-) Introduction to pure lambda-calculus as an abstract functional programming language;</text:p>
      <text:p text:style-name="P1"><text:soft-page-break/>-) Possibility of defining “pathological” programs in pure lambda-calculus (like looping programs or never ending ones);</text:p>
      <text:p text:style-name="P1">-) Use of a type system based on the logical implicational fragment in order to get always terminating programs (i.e. total functions). Correspondence between simple typed lambda-calculus and the implicational fragment in natural deduction;</text:p>
      <text:p text:style-name="P1">-) Extension of the Curry-Howard correspondence to first-order logic and to arithmetic. Use of new functional programming instruction in order to decorate the rules of natural deduction. </text:p>
      <text:p text:style-name="P1">-) Introduction of dependent type systems and extension of Curry-Howard correspondence to second order logic. This could be interesting to show that some of the “pathological” programs of pure lambda-calculus can now be typed (in the Girard-Reynolds system F), e.g. the program (x x).</text:p>
      <text:p text:style-name="P1">-) Extension of the proofs-as-programs correspondence to the case of classical logic (presentation of Parigot’s lambda-mu and Krivine’s classical realizability). Use of imperative programming instruction in order to do this, namely control operators. </text:p>
      <text:p text:style-name="P1">-) Translation of classical logic into intuitionistic logic and use of the continuation passing style (CPS) translations.</text:p>
      <text:p text:style-name="P1"/>
      <text:p text:style-name="P1">Possible authors: Jean-Baptiste Joinet, Simone Martini, Felice Cardone, Gilles Dowek, Alberto Naibo</text:p>
      <text:p text:style-name="P1">(Otherwise, outside the people of the PROGRAMme group, maybe David Turner (Univ. of Kent) could be a good name. Well, also Philip Wadler would be a great name! ;-) )</text:p>
      <text:p text:style-name="P1"/>
      <text:p text:style-name="P1">——————</text:p>
      <text:p text:style-name="P1"/>
      <text:p text:style-name="P3">2nd proposal</text:p>
      <text:p text:style-name="P1"/>
      <text:p text:style-name="P1">Cluster: Logic/Programming languages and notations</text:p>
      <text:p text:style-name="P1"/>
      <text:p text:style-name="P1">Title of the chapter: Identifying algorithms and programs </text:p>
      <text:p text:style-name="P1"/>
      <text:p text:style-name="P1">(Comment: It seems to me that in the philosophical debate the notion of “algorithm” and that of “program” are often confused. This motivates such a chapter. Well, clearly this is also linked with my interests: the ANR project that I submitted last year with my colleague Thomas Seiller touched this topic.)</text:p>
      <text:p text:style-name="P1"/>
      <text:p text:style-name="P1">Content: The idea would be to compare the notion of algorithm and that of program, in order to understand common points and differences. The chapter could be organized in the following way:</text:p>
      <text:p text:style-name="P1"/>
      <text:p text:style-name="P1">-) Does the Church-Turing thesis capture only the notion of computable function or also that of algorithm? If it does not capture the notion of algorithm, as it is argued by people like Gurevich and Blass, what is an algorithm? (They argue, for instance, that interactive algorithms cannot be directly covered by the Church-Turing analysis.)</text:p>
      <text:p text:style-name="P1"/>
      <text:p text:style-name="P1">-) But what is an algorithm? Algorithms seems to be general procedures that can be used to solve a problem which do not depend from a specific language. Only later they can be implemented in some specific language and generate then a program. [Ok, I am very sketchy on this idea!!]</text:p>
      <text:p text:style-name="P1"/>
      <text:p text:style-name="P1">-) Would it then be possible to define algorithms by abstracting on programs? More precisely, do algorithm correspond to equivalence classes defined over the class of programs?</text:p>
      <text:p text:style-name="P1">In this sense algorithms would be defined by an abstraction principle (similar to the one used by Frege for defining natural numbers) like:</text:p>
      <text:p text:style-name="P1"/>
      <text:p text:style-name="P1">the algorithm expressed by program P1 = the algorithm expressed by program P2 if and only if P1 and P2 are equivalent (with respect to some equivalence relation)</text:p>
      <text:p text:style-name="P1"/>
      <text:p text:style-name="P1">But which is this equivalence relation? </text:p>
      <text:p text:style-name="P1"/>
      <text:p text:style-name="P1"><text:soft-page-break/>-) Is there a way to identify programs on an extensional way (i.e. by an equivalence relation)_ Or is the notion of program a purely intensional one?</text:p>
      <text:p text:style-name="P1"/>
      <text:p text:style-name="P1">Possible authors: </text:p>
      <text:p text:style-name="P1">-) Walter Dean (Univ. Warwick): even he is not involved in the PROGRAMme project, he is one of the expert of this topic (he is a philosopher, trained in maths and computer science). </text:p>
      <text:p text:style-name="P1">-) Jean-Baptiste Joinet (Jean-Baptiste est en train de travailler en ce moment sur des questions liées aux définitions par abstraction.)</text:p>
      <text:p text:style-name="P1">-) Giuseppe Primiero </text:p>
      <text:p text:style-name="P2">-) Raymond Turner (?</text:p>
      <text:p text:style-name="P2"/>
      <text:p text:style-name="P5">Mael Pégny</text:p>
      <text:p text:style-name="P12"/>
      <text:p text:style-name="P11">As my first presentation showed, I am very interested in the following question: how are machine learning programs different from other programs? And how does the study of those differences inform our understanding of our great question: “what is a program?”</text:p>
      <text:p text:style-name="P11"/>
      <text:p text:style-name="P11">This fundamental problem has of course numerous impacts on several of our subquestions and modalities. When you think of program correctness for instance, machine learning algorithms, or at <text:s/>least some of them, are a particularly interesting topic: not only it is not possible to do anything like a correctness proof, but it is sometimes impossible to apply standard engineering testing procedures, such as “V-shaped” testing cycles. </text:p>
      <text:p text:style-name="P11"/>
      <text:p text:style-name="P11">Machine learning programs programs can thus challenges the very idea of program specification, formal or semi-formal, or even of the existence of an underlying mathematical model of your problem. Their study can thus be a good way to challenge basic assumptions about correctness, specification and formalization.</text:p>
      <text:p text:style-name="P11"/>
      <text:p text:style-name="P11">I do believe that this question should also be interesting for the subquestion “what is abstract?” If you study the recent history of ML, you will see that the rise of new methods depended heavily on the democratization of a higher computational power through GPUs, and large memory capacities to store huge datasets. It seems a safe bet that ML methods would have been unconceivable without those underlying technical means, which allowed from iterative exploration of computational possibilities. The conception of new methods seems thus unseparable from the concrete means of execution. In computer science, you can't always separate abstract conception from concrete execution. The history and philosophy of this interaction between conception and execution, abstract thinking and concrete technological means, still has to be made in the case of recent ML progress, as it has to be done in other fields: there is no history of abstraction without a history of the concrete constraints you abstract from. On a more personal note, let me add that I am particularly interested in any discussion of the role of computational complexity constraints and overall tractability in the conception of programs and programming methods.</text:p>
      <text:p text:style-name="P11"/>
      <text:p text:style-name="P11">When you think of “small and large programs”, there is also an interesting case study to be made in ML. Everyone knows that the length of your program depends on your degree of abstraction. But if you look at some programming methods such as the Pipeline method in the Python packages for ML, you can actually treat algorithms and models as simple variables in the pipeline that you can vary at will by a simple renaming, before you actually train your machine. It makes for very compact programs, but with great underlying complexity. I would love to make comparison with similar cases in other areas of programming.</text:p>
      <text:p text:style-name="P11"/>
      <text:p text:style-name="P11">Finally, ML is obviously an industrial sector going through a booming: the research activity in the field, both industrial and academic, is extremely intense. It would be sad if we would miss the questions raised by one of the most active fields in computer science and computer industry! It is not easy to distinguish between “programs for science” and “programs for business” in this area, for science and business are very close, and constantly interacting, so that would make another interesting case study.</text:p>
      <text:p text:style-name="P11"/>
      <text:p text:style-name="P4"><text:soft-page-break/>To conclude, I don't know whether there should be a separate chapter on ML programs, or if we should spread remarks on it through various chapters, even so I prefer the first idea. I guess it will depend on the collaborations that we build together. I am open to any suggestions, and welcome any proposition to collaborate.</text:p>
      <text:p text:style-name="P4"/>
      <text:p text:style-name="P6">Matti Tedre</text:p>
      <text:p text:style-name="P6"/>
      <text:p text:style-name="P18">I thought that perhaps someone would be interested in co-authoring a chapter with me on early views of computational thinking.  I'm really interested in how people in the emerging field of computing (pre-1955 or so) saw what makes the field intellectually unique: What did they think are the field's identifying/unique ways of thinking and practicing that separate it from all other disciplines?  What did they consider to be the central skills and competences -- or ways of thinking -- that separated computing people from all other fields?  What do you think -- would that fit your book vision? <text:line-break/><text:line-break/>Of the topics on your list, I've got some grasp on the correctness/pleasantness problem and their related issues; on small and large programs (in my upcoming book I'm discussing how software engineering was a shift in computational thinking from programming-in-the-small to programming-in-the-large); on and issues of software patentability.  But I'm not very interested in working on any of those at the moment, because I've got many more drafts on my desk than I can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7:28:58.991788430</meta:creation-date>
    <dc:date>2018-10-18T12:55:51.784344943</dc:date>
    <meta:editing-duration>PT23H20M11S</meta:editing-duration>
    <meta:editing-cycles>7</meta:editing-cycles>
    <meta:generator>LibreOffice/6.0.3.2$Linux_X86_64 LibreOffice_project/00m0$Build-2</meta:generator>
    <meta:document-statistic meta:table-count="0" meta:image-count="0" meta:object-count="0" meta:page-count="4" meta:paragraph-count="47" meta:word-count="1921" meta:character-count="12237" meta:non-whitespace-character-count="10336"/>
  </office:meta>
</office:document-meta>
</file>